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3deb3d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1cm" svg:y="0.1cm">
          <text:p text:style-name="P1">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2.1cm" svg:y="0.1cm">
          <text:p text:style-name="P1">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3.1cm" svg:y="0.1cm">
          <text:p text:style-name="P1">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4.1cm" svg:y="0.1cm">
          <text:p text:style-name="P1">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5.1cm" svg:y="0.1cm">
          <text:p text:style-name="P1">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6.1cm" svg:y="0.1cm">
          <text:p text:style-name="P1">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7.1cm" svg:y="0.1cm">
          <text:p text:style-name="P1">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8.1cm" svg:y="0.1cm">
          <text:p text:style-name="P1">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9.1cm" svg:y="0.1cm">
          <text:p text:style-name="P1">9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cm" svg:height="1cm" svg:x="0.1cm" svg:y="0.1cm">
          <text:p text:style-name="P1">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cm" svg:height="1cm" svg:x="1.1cm" svg:y="1.1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0.1cm" svg:y="1.1cm">
          <text:p text:style-name="P1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6.1cm" svg:y="1.1cm">
          <text:p text:style-name="P1">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3.1cm" svg:y="1.1cm">
          <text:p text:style-name="P1">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8.1cm" svg:y="2.1cm">
          <text:p text:style-name="P1">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8.1cm" svg:y="1.1cm">
          <text:p text:style-name="P1">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3.1cm" svg:y="2.1cm">
          <text:p text:style-name="P1">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cm" svg:height="1cm" svg:x="3.1cm" svg:y="3.1cm">
          <text:p text:style-name="P1">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2cm" svg:height="3.095cm" svg:x="10.3cm" svg:y="0.1cm">
          <draw:text-box>
            <text:p text:style-name="P2"><text:span text:style-name="T1">50, a</text:span></text:p>
            <text:p text:style-name="P2"><text:span text:style-name="T1">21, b</text:span></text:p>
            <text:p text:style-name="P2"><text:span text:style-name="T1">93, c</text:span></text:p>
            <text:p text:style-name="P2"><text:span text:style-name="T1">43, d</text:span></text:p>
          </draw:text-box>
        </draw:frame>
        <draw:frame draw:style-name="gr3" draw:text-style-name="P2" draw:layer="layout" svg:width="2cm" svg:height="3.095cm" svg:x="12.2cm" svg:y="0.1cm">
          <draw:text-box>
            <text:p text:style-name="P2"><text:span text:style-name="T1">73, e</text:span></text:p>
            <text:p text:style-name="P2"><text:span text:style-name="T1">26, f</text:span></text:p>
            <text:p text:style-name="P2"><text:span text:style-name="T1">18, g</text:span></text:p>
            <text:p text:style-name="P2"><text:span text:style-name="T1">68, 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4.2cm" fo:page-height="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</meta:initial-creator>
    <meta:creation-date>2012-07-03T22:52:59</meta:creation-date>
    <dc:date>2012-07-04T00:23:32</dc:date>
    <dc:creator>Markus </dc:creator>
    <meta:editing-duration>PT1M36S</meta:editing-duration>
    <meta:editing-cycles>3</meta:editing-cycles>
    <meta:generator>LibreOffice/3.5$Linux_X86_64 LibreOffice_project/350m1$Build-2</meta:generator>
    <meta:document-statistic meta:object-count="20"/>
  </office:meta>
</office:document-meta>
</file>